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style style:name="P2" style:family="paragraph" style:parent-style-name="Text_20_body">
      <style:paragraph-properties fo:margin-top="0cm" fo:margin-bottom="0cm" loext:contextual-spacing="false" text:number-lines="false" text:line-number="0"/>
    </style:style>
    <style:style style:name="P3" style:family="paragraph" style:parent-style-name="Standard">
      <style:paragraph-properties fo:margin-top="0.199cm" fo:margin-bottom="0.199cm" loext:contextual-spacing="false" text:number-lines="false" text:line-number="0"/>
      <style:text-properties style:font-name="Times" fo:font-style="italic" style:font-style-asian="italic" style:font-style-complex="italic"/>
    </style:style>
    <style:style style:name="P4" style:family="paragraph" style:parent-style-name="Standard" style:list-style-name="L1">
      <style:paragraph-properties fo:margin-top="0.199cm" fo:margin-bottom="0.199cm" loext:contextual-spacing="false" text:number-lines="false" text:line-number="0"/>
      <style:text-properties style:font-name="Times"/>
    </style:style>
    <style:style style:name="P5" style:family="paragraph" style:parent-style-name="Standard" style:list-style-name="L1">
      <style:paragraph-properties fo:margin-top="0.199cm" fo:margin-bottom="0.199cm" loext:contextual-spacing="false" text:number-lines="false" text:line-number="0"/>
      <style:text-properties style:font-name="Times" officeooo:rsid="001d7ccc" officeooo:paragraph-rsid="001d7ccc"/>
    </style:style>
    <style:style style:name="P6" style:family="paragraph" style:parent-style-name="Standard">
      <style:paragraph-properties fo:margin-top="0cm" fo:margin-bottom="0cm" loext:contextual-spacing="false"/>
      <style:text-properties officeooo:paragraph-rsid="001d7ccc"/>
    </style:style>
    <style:style style:name="P7" style:family="paragraph" style:parent-style-name="Text_20_body">
      <style:paragraph-properties fo:margin-top="0cm" fo:margin-bottom="0cm" loext:contextual-spacing="false" text:number-lines="false" text:line-number="0"/>
      <style:text-properties officeooo:paragraph-rsid="001d7ccc"/>
    </style:style>
    <style:style style:name="P8" style:family="paragraph" style:parent-style-name="Text_20_body">
      <style:paragraph-properties fo:margin-top="0cm" fo:margin-bottom="0cm" loext:contextual-spacing="false" text:number-lines="false" text:line-number="0"/>
      <style:text-properties style:font-name="Times" fo:font-size="12pt" officeooo:paragraph-rsid="001d7ccc" style:font-size-asian="12pt" style:font-size-complex="12pt"/>
    </style:style>
    <style:style style:name="P9" style:family="paragraph" style:parent-style-name="Text_20_body">
      <style:paragraph-properties fo:margin-top="0cm" fo:margin-bottom="0cm" loext:contextual-spacing="false" text:number-lines="false" text:line-number="0"/>
      <style:text-properties style:font-name="Times" fo:font-size="12pt" officeooo:rsid="001d7ccc" officeooo:paragraph-rsid="001d7ccc" style:font-size-asian="12pt" style:font-size-complex="12pt"/>
    </style:style>
    <style:style style:name="P10" style:family="paragraph" style:parent-style-name="Text_20_body">
      <style:paragraph-properties fo:margin-top="0cm" fo:margin-bottom="0cm" loext:contextual-spacing="false" text:number-lines="false" text:line-number="0"/>
      <style:text-properties officeooo:rsid="001d7ccc" officeooo:paragraph-rsid="001d7ccc"/>
    </style:style>
    <style:style style:name="P11" style:family="paragraph" style:parent-style-name="Heading_20_2">
      <style:text-properties style:font-name="Times" fo:font-size="12pt" style:font-size-asian="12pt" style:font-size-complex="12pt"/>
    </style:style>
    <style:style style:name="T1" style:family="text">
      <style:text-properties style:font-name="Bitstream Charter"/>
    </style:style>
    <style:style style:name="T2" style:family="text">
      <style:text-properties style:font-name="Bitstream Charter" officeooo:rsid="001d7ccc"/>
    </style:style>
    <style:style style:name="T3" style:family="text">
      <style:text-properties style:font-name="Times"/>
    </style:style>
    <style:style style:name="T4" style:family="text">
      <style:text-properties style:font-name="Times" officeooo:rsid="001d7ccc"/>
    </style:style>
    <style:style style:name="T5" style:family="text">
      <style:text-properties style:font-name="Times" fo:font-size="12pt" officeooo:rsid="001d7ccc" style:font-size-asian="12pt" style:font-size-complex="12pt"/>
    </style:style>
    <style:style style:name="T6" style:family="text">
      <style:text-properties officeooo:rsid="001d7ccc"/>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Ingredients</text:h>
      <text:p text:style-name="P6"><text:span text:style-name="T2">2</text:span><text:span text:style-name="T1"> tablespoons </text:span><text:span text:style-name="T2">olive oil</text:span></text:p>
      <text:p text:style-name="P8">1 small <text:span text:style-name="T6">onion, sliced</text:span></text:p>
      <text:p text:style-name="P6"><text:span text:style-name="T5">½ </text:span><text:span text:style-name="T4">r</text:span><text:span text:style-name="T3">ed </text:span><text:span text:style-name="T4">c</text:span><text:span text:style-name="T3">abbage, </text:span><text:span text:style-name="T4">shredded</text:span></text:p>
      <text:p text:style-name="P9">1/3 cup white vinegar</text:p>
      <text:p text:style-name="P7">2 tablespoons <text:span text:style-name="T6">sugar</text:span></text:p>
      <text:p text:style-name="P10">1 teaspoon mustard seed</text:p>
      <text:p text:style-name="P2">Salt and Pepper</text:p>
      <text:h text:style-name="P11" text:outline-level="2">Method</text:h>
      <text:list xml:id="list4578519164370774282" text:style-name="L1">
        <text:list-item>
          <text:p text:style-name="P5">Heat a skillet over medium high heat.</text:p>
        </text:list-item>
        <text:list-item>
          <text:p text:style-name="P5">Add oil and onion and saute 2 minutes.</text:p>
        </text:list-item>
        <text:list-item>
          <text:p text:style-name="P5">Add cabbage and turn in pan, sauteing it until it wilts, 3 to 5 minutes.</text:p>
        </text:list-item>
        <text:list-item>
          <text:p text:style-name="P5">Add vinegar to the pan and turn the cabbage in it.</text:p>
        </text:list-item>
        <text:list-item>
          <text:p text:style-name="P5">Sprinkle sugar over the cabbage and turn again.</text:p>
        </text:list-item>
        <text:list-item>
          <text:p text:style-name="P5">Season with mustard seed, salt and pepper and reduce heat a bit.</text:p>
        </text:list-item>
        <text:list-item>
          <text:p text:style-name="P5">Let cabbage continue to cook 10 minutes or until ready to serve, stirring occasionally.</text:p>
        </text:list-item>
      </text:list>
      <text:p text:style-name="P3">Serves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otkohl (Red Cabbag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Linux_X86_64 LibreOffice_project/20m0$Build-2</meta:generator>
    <meta:initial-creator>Frank Jung</meta:initial-creator>
    <meta:creation-date>2005-05-28T19:02:50</meta:creation-date>
    <dc:creator>Frank Jung</dc:creator>
    <dc:date>2017-04-08T12:14:13.966744489</dc:date>
    <dc:language>en-AU</dc:language>
    <meta:editing-cycles>11</meta:editing-cycles>
    <meta:editing-duration>PT29M58S</meta:editing-duration>
    <meta:document-statistic meta:table-count="0" meta:image-count="0" meta:object-count="0" meta:page-count="1" meta:paragraph-count="18" meta:word-count="115" meta:character-count="601" meta:non-whitespace-character-count="511"/>
    <meta:user-defined meta:name="Info 1"/>
    <meta:user-defined meta:name="Info 2"/>
    <meta:user-defined meta:name="Info 3"/>
    <meta:user-defined meta:name="Info 4"/>
  </office:meta>
</office:document-meta>
</file>